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Sans-Serif" svg:font-family="Arial,Sans-Serif" style:font-family-generic="system" svg:panose-1="0 0 0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Arial,Sans-Serif"/>
      </text:list-level-style-bullet>
    </text:list-style>
    <text:list-style style:name="LFO2">
      <text:list-level-style-bullet text:level="1" text:bullet-char="•">
        <style:list-level-properties text:min-label-width="0in" text:list-level-position-and-space-mode="label-alignment">
          <style:list-level-label-alignment text:label-followed-by="listtab"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rial" style:font-name-complex="Arial" fo:font-size="12pt" style:font-size-asian="12pt" style:font-size-complex="12pt"/>
    </style:style>
    <style:style style:name="P2" style:parent-style-name="Heading2" style:family="paragraph">
      <style:text-properties style:font-name="Arial" style:font-name-complex="Arial" fo:font-size="12pt" style:font-size-asian="12pt" style:font-size-complex="12pt"/>
    </style:style>
    <style:style style:name="P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 style:parent-style-name="Heading2" style:family="paragraph">
      <style:text-properties style:font-name="Arial" style:font-name-complex="Arial" fo:font-size="12pt" style:font-size-asian="12pt" style:font-size-complex="12pt"/>
    </style:style>
    <style:style style:name="P1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1"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2"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3"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4"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5"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2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2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22" style:parent-style-name="Normal" style:family="paragraph">
      <style:text-properties style:font-name="Arial" style:font-name-complex="Arial" fo:font-size="12pt" style:font-size-asian="12pt" style:font-size-complex="12pt"/>
    </style:style>
    <style:style style:name="P23" style:parent-style-name="Heading2" style:family="paragraph">
      <style:text-properties style:font-name="Arial" style:font-name-complex="Arial" fo:font-size="12pt" style:font-size-asian="12pt" style:font-size-complex="12pt"/>
    </style:style>
    <style:style style:name="P2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2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2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2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28"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29"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30"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31" style:parent-style-name="Normal" style:family="paragraph">
      <style:paragraph-properties style:text-autospace="none" fo:margin-bottom="0in" fo:line-height="100%" fo:margin-left="0.1875in" fo:text-indent="-0.1875in">
        <style:tab-stops/>
      </style:paragraph-properties>
    </style:style>
    <style:style style:name="T32" style:parent-style-name="DefaultParagraphFont" style:family="text">
      <style:text-properties style:font-name="Arial" style:font-name-complex="Arial" style:letter-kerning="true" fo:font-size="12pt" style:font-size-asian="12pt" style:font-size-complex="12pt" fo:language="en" fo:country="US"/>
    </style:style>
    <style:style style:name="T33" style:parent-style-name="DefaultParagraphFont" style:family="text">
      <style:text-properties style:font-name="Arial" style:font-name-complex="Arial" style:letter-kerning="true" fo:font-size="12pt" style:font-size-asian="12pt" style:font-size-complex="12pt"/>
    </style:style>
    <style:style style:name="P34"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style:style>
    <style:style style:name="P3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3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3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3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39" style:parent-style-name="Heading2" style:family="paragraph">
      <style:text-properties style:font-name="Arial" style:font-name-complex="Arial" fo:font-size="12pt" style:font-size-asian="12pt" style:font-size-complex="12pt"/>
    </style:style>
    <style:style style:name="P4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4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4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4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44"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45"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46"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47"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48" style:parent-style-name="Heading2" style:family="paragraph">
      <style:text-properties style:font-name="Arial" style:font-name-complex="Arial" fo:font-size="12pt" style:font-size-asian="12pt" style:font-size-complex="12pt"/>
    </style:style>
    <style:style style:name="P4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56"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57" style:parent-style-name="Heading2" style:family="paragraph">
      <style:text-properties style:font-name="Arial" style:font-name-complex="Arial" fo:font-size="12pt" style:font-size-asian="12pt" style:font-size-complex="12pt"/>
    </style:style>
    <style:style style:name="P5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5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65" style:parent-style-name="Normal" style:family="paragraph">
      <style:text-properties style:font-name="Arial" style:font-name-complex="Arial" fo:font-size="12pt" style:font-size-asian="12pt" style:font-size-complex="12pt"/>
    </style:style>
    <style:style style:name="P66" style:parent-style-name="Heading2" style:family="paragraph">
      <style:text-properties style:font-name="Arial" style:font-name-complex="Arial" fo:font-size="12pt" style:font-size-asian="12pt" style:font-size-complex="12pt"/>
    </style:style>
    <style:style style:name="P6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6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6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70" style:parent-style-name="Normal"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71"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72" style:parent-style-name="Normal"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73"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7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75" style:parent-style-name="Heading2" style:family="paragraph">
      <style:text-properties style:font-name="Arial" style:font-name-complex="Arial" fo:font-size="12pt" style:font-size-asian="12pt" style:font-size-complex="12pt"/>
    </style:style>
    <style:style style:name="P7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7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7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7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80" style:parent-style-name="Heading2" style:family="paragraph">
      <style:text-properties style:font-name="Arial" style:font-name-complex="Arial" fo:font-size="12pt" style:font-size-asian="12pt" style:font-size-complex="12pt"/>
    </style:style>
    <style:style style:name="P8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8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8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8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8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86"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87" style:parent-style-name="Normal" style:family="paragraph">
      <style:text-properties style:font-name="Arial" style:font-name-complex="Arial" fo:font-size="12pt" style:font-size-asian="12pt" style:font-size-complex="12pt"/>
    </style:style>
    <style:style style:name="P88" style:parent-style-name="Heading2" style:family="paragraph">
      <style:text-properties style:font-name="Arial" style:font-name-complex="Arial" fo:font-size="12pt" style:font-size-asian="12pt" style:font-size-complex="12pt"/>
    </style:style>
    <style:style style:name="P8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98"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99" style:parent-style-name="Heading2" style:family="paragraph">
      <style:text-properties style:font-name="Arial" style:font-name-complex="Arial" fo:font-size="12pt" style:font-size-asian="12pt" style:font-size-complex="12pt"/>
    </style:style>
    <style:style style:name="P10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07" style:parent-style-name="Normal" style:family="paragraph">
      <style:text-properties style:font-name="Arial" style:font-name-complex="Arial" fo:font-size="12pt" style:font-size-asian="12pt" style:font-size-complex="12pt"/>
    </style:style>
    <style:style style:name="P108" style:parent-style-name="Heading2" style:family="paragraph">
      <style:text-properties style:font-name="Arial" style:font-name-complex="Arial" fo:font-size="12pt" style:font-size-asian="12pt" style:font-size-complex="12pt"/>
    </style:style>
    <style:style style:name="P10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1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11"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12"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13"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14"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15" style:parent-style-name="Normal"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style:style>
    <style:style style:name="P116"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style:style>
    <style:style style:name="P117"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style:style>
    <style:style style:name="P118" style:parent-style-name="ListParagraph" style:family="paragraph">
      <style:paragraph-properties style:text-autospace="none" fo:margin-bottom="0in" fo:line-height="100%" fo:margin-left="0.1972in" fo:text-indent="-0.1972in">
        <style:tab-stops/>
      </style:paragraph-properties>
    </style:style>
    <style:style style:name="T119" style:parent-style-name="DefaultParagraphFont" style:family="text">
      <style:text-properties style:font-name="Arial" style:font-name-complex="Arial" style:letter-kerning="true" fo:font-size="12pt" style:font-size-asian="12pt" style:font-size-complex="12pt"/>
    </style:style>
    <style:style style:name="P120" style:parent-style-name="ListParagraph" style:family="paragraph">
      <style:paragraph-properties style:text-autospace="none" fo:margin-bottom="0in" fo:line-height="100%" fo:margin-left="0.1972in" fo:text-indent="-0.1972in">
        <style:tab-stops/>
      </style:paragraph-properties>
    </style:style>
    <style:style style:name="T121" style:parent-style-name="DefaultParagraphFont" style:family="text">
      <style:text-properties style:font-name="Arial" style:font-name-complex="Arial" style:letter-kerning="true" fo:font-size="12pt" style:font-size-asian="12pt" style:font-size-complex="12pt" fo:language="en" fo:country="US"/>
    </style:style>
    <style:style style:name="T122" style:parent-style-name="DefaultParagraphFont" style:family="text">
      <style:text-properties style:font-name="Arial" style:font-name-complex="Arial" style:letter-kerning="true" fo:font-size="12pt" style:font-size-asian="12pt" style:font-size-complex="12pt" fo:language="en" fo:country="US"/>
    </style:style>
    <style:style style:name="T123" style:parent-style-name="DefaultParagraphFont" style:family="text">
      <style:text-properties style:font-name="Arial" style:font-name-complex="Arial" style:letter-kerning="true" fo:font-size="12pt" style:font-size-asian="12pt" style:font-size-complex="12pt" fo:language="en" fo:country="US"/>
    </style:style>
    <style:style style:name="T124" style:parent-style-name="DefaultParagraphFont" style:family="text">
      <style:text-properties style:font-name="Arial" style:font-name-complex="Arial" style:letter-kerning="true" fo:font-size="12pt" style:font-size-asian="12pt" style:font-size-complex="12pt"/>
    </style:style>
    <style:style style:name="P125"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26"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27"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28"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29"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30"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31" style:parent-style-name="ListParagraph" style:family="paragraph">
      <style:paragraph-properties style:text-autospace="none" fo:margin-bottom="0in" fo:line-height="100%" fo:margin-left="0.1972in" fo:text-indent="-0.1972in">
        <style:tab-stops/>
      </style:paragraph-properties>
      <style:text-properties style:font-name="Arial" style:font-name-complex="Arial" style:letter-kerning="true" fo:font-size="12pt" style:font-size-asian="12pt" style:font-size-complex="12pt" fo:language="en" fo:country="US"/>
    </style:style>
    <style:style style:name="P132"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33" style:parent-style-name="Heading2" style:family="paragraph">
      <style:text-properties style:font-name="Arial" style:font-name-complex="Arial" fo:font-size="12pt" style:font-size-asian="12pt" style:font-size-complex="12pt"/>
    </style:style>
    <style:style style:name="P13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3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36" style:parent-style-name="Normal" style:family="paragraph">
      <style:paragraph-properties style:text-autospace="none" fo:margin-bottom="0in" fo:line-height="100%"/>
    </style:style>
    <style:style style:name="T137" style:parent-style-name="DefaultParagraphFont" style:family="text">
      <style:text-properties style:font-name="Arial" style:font-name-complex="Arial" style:letter-kerning="true" fo:font-size="12pt" style:font-size-asian="12pt" style:font-size-complex="12pt" fo:language="en" fo:country="US"/>
    </style:style>
    <style:style style:name="T138" style:parent-style-name="DefaultParagraphFont" style:family="text">
      <style:text-properties style:font-name="Arial" style:font-name-complex="Arial" style:letter-kerning="true" fo:font-size="12pt" style:font-size-asian="12pt" style:font-size-complex="12pt" fo:language="en" fo:country="US"/>
    </style:style>
    <style:style style:name="T139" style:parent-style-name="DefaultParagraphFont" style:family="text">
      <style:text-properties style:font-name="Arial" style:font-name-complex="Arial" style:letter-kerning="true" fo:font-size="12pt" style:font-size-asian="12pt" style:font-size-complex="12pt"/>
    </style:style>
    <style:style style:name="T140" style:parent-style-name="DefaultParagraphFont" style:family="text">
      <style:text-properties style:font-name="Arial" style:font-name-complex="Arial" style:letter-kerning="true" fo:font-size="12pt" style:font-size-asian="12pt" style:font-size-complex="12pt"/>
    </style:style>
    <style:style style:name="T141" style:parent-style-name="DefaultParagraphFont" style:family="text">
      <style:text-properties style:font-name="Arial" style:font-name-complex="Arial" style:letter-kerning="true" fo:font-size="12pt" style:font-size-asian="12pt" style:font-size-complex="12pt"/>
    </style:style>
    <style:style style:name="T142" style:parent-style-name="DefaultParagraphFont" style:family="text">
      <style:text-properties style:font-name="Arial" style:font-name-complex="Arial" style:letter-kerning="true" fo:font-size="12pt" style:font-size-asian="12pt" style:font-size-complex="12pt"/>
    </style:style>
    <style:style style:name="P143"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44"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45"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46"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4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48" style:parent-style-name="Normal" style:family="paragraph">
      <style:paragraph-properties style:text-autospace="none" fo:margin-bottom="0in" fo:line-height="100%" fo:margin-left="0.1875in" fo:text-indent="-0.1875in">
        <style:tab-stops/>
      </style:paragraph-properties>
    </style:style>
    <style:style style:name="T149" style:parent-style-name="DefaultParagraphFont" style:family="text">
      <style:text-properties style:font-name="Arial" style:font-name-complex="Arial" style:letter-kerning="true" fo:font-size="12pt" style:font-size-asian="12pt" style:font-size-complex="12pt"/>
    </style:style>
    <style:style style:name="T150" style:parent-style-name="DefaultParagraphFont" style:family="text">
      <style:text-properties style:font-name="Arial" style:font-name-complex="Arial" style:letter-kerning="true" fo:font-size="12pt" style:font-size-asian="12pt" style:font-size-complex="12pt" fo:language="en" fo:country="US"/>
    </style:style>
    <style:style style:name="T151" style:parent-style-name="DefaultParagraphFont" style:family="text">
      <style:text-properties style:font-name="Arial" style:font-name-complex="Arial" style:letter-kerning="true" fo:font-size="12pt" style:font-size-asian="12pt" style:font-size-complex="12pt" fo:language="en" fo:country="US"/>
    </style:style>
    <style:style style:name="T152" style:parent-style-name="DefaultParagraphFont" style:family="text">
      <style:text-properties style:font-name="Arial" style:font-name-complex="Arial" style:letter-kerning="true" fo:font-size="12pt" style:font-size-asian="12pt" style:font-size-complex="12pt" fo:language="en" fo:country="US"/>
    </style:style>
    <style:style style:name="T153" style:parent-style-name="DefaultParagraphFont" style:family="text">
      <style:text-properties style:font-name="Arial" style:font-name-complex="Arial" style:letter-kerning="true" fo:font-size="12pt" style:font-size-asian="12pt" style:font-size-complex="12pt" fo:language="en" fo:country="US"/>
    </style:style>
    <style:style style:name="P154"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style:style>
    <style:style style:name="P155"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style:style>
    <style:style style:name="P156"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style:style>
    <style:style style:name="P157"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style:style>
    <style:style style:name="P15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59" style:parent-style-name="Heading2" style:family="paragraph">
      <style:text-properties style:font-name="Arial" style:font-name-complex="Arial" fo:font-size="12pt" style:font-size-asian="12pt" style:font-size-complex="12pt"/>
    </style:style>
    <style:style style:name="P16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6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fo:language="en" fo:country="US"/>
    </style:style>
    <style:style style:name="P162"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63"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64" style:parent-style-name="Normal" style:family="paragraph">
      <style:paragraph-properties style:text-autospace="none" fo:margin-bottom="0in" fo:line-height="100%" fo:margin-left="0.1875in" fo:text-indent="-0.1875in">
        <style:tab-stops/>
      </style:paragraph-properties>
      <style:text-properties style:font-name="Arial" style:font-name-complex="Arial" style:letter-kerning="true" fo:font-size="12pt" style:font-size-asian="12pt" style:font-size-complex="12pt" fo:language="en" fo:country="US"/>
    </style:style>
    <style:style style:name="P165" style:parent-style-name="Normal" style:family="paragraph">
      <style:text-properties style:font-name="Arial" style:font-name-complex="Arial" fo:font-size="12pt" style:font-size-asian="12pt" style:font-size-complex="12pt"/>
    </style:style>
    <style:style style:name="P166" style:parent-style-name="Heading2" style:family="paragraph">
      <style:text-properties style:font-name="Arial" style:font-name-complex="Arial" fo:font-size="12pt" style:font-size-asian="12pt" style:font-size-complex="12pt"/>
    </style:style>
    <style:style style:name="P167"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68"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69"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70"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71"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72" style:parent-style-name="Normal" style:family="paragraph">
      <style:paragraph-properties style:text-autospace="none" fo:margin-bottom="0in" fo:line-height="100%"/>
      <style:text-properties style:font-name="Arial" style:font-name-complex="Arial" style:letter-kerning="true" fo:font-size="12pt" style:font-size-asian="12pt" style:font-size-complex="12pt"/>
    </style:style>
    <style:style style:name="P173" style:parent-style-name="Normal" style:family="paragraph">
      <style:paragraph-properties style:text-autospace="none" fo:margin-bottom="0in" fo:line-height="100%"/>
    </style:style>
    <style:style style:name="T174" style:parent-style-name="DefaultParagraphFont" style:family="text">
      <style:text-properties style:font-name="Arial" style:font-name-complex="Arial" style:letter-kerning="true" fo:font-size="12pt" style:font-size-asian="12pt" style:font-size-complex="12pt"/>
    </style:style>
  </office:automatic-styles>
  <office:body>
    <office:text text:use-soft-page-breaks="true">
      <text:h text:style-name="P1" text:outline-level="1">Quality and<text:s/>improvement<text:s/>outcomes<text:s/>framework for<text:s/>library and<text:s/>knowledge<text:s/>services<text:s/>outcome 2</text:h>
      <text:p text:style-name="Normal"/>
      <text:h text:style-name="P2" text:outline-level="2">Slide 1</text:h>
      <text:p text:style-name="P3">Hello and welcome to this presentation on<text:s/>outcome 2 of the Quality and Improvement Outcomes Framework<text:s/>(QIOF).</text:p>
      <text:p text:style-name="P4"/>
      <text:p text:style-name="P5">My name is Lucy Reid. <text:s/>I work for Health Education England<text:s/>(HEE)<text:s/>as Deputy Head of Regional Library and Knowledge Services for London and Kent, Surrey and Sussex.</text:p>
      <text:p text:style-name="P6"/>
      <text:p text:style-name="P7">This is one of a series of webinars on the Quality and Improvement Outcomes Framework and you may want to watch the introductory webinar before looking in detail at each of the individual<text:s/>outcomes.</text:p>
      <text:p text:style-name="P8"/>
      <text:h text:style-name="P9" text:outline-level="2">Slide 2</text:h>
      <text:p text:style-name="P10">In this webinar,<text:s/>we will<text:s/>be looking at:</text:p>
      <text:list text:style-name="LFO1" text:continue-numbering="true">
        <text:list-item>
          <text:p text:style-name="P11">The scope of<text:s/>outcome 2</text:p>
        </text:list-item>
        <text:list-item>
          <text:p text:style-name="P12">Why<text:s/>it is<text:s/>important for you and your organisation</text:p>
        </text:list-item>
        <text:list-item>
          <text:p text:style-name="P13">Some questions that might guide your thinking about service improvement for this<text:s/>outcome</text:p>
        </text:list-item>
        <text:list-item>
          <text:p text:style-name="P14">What you might be doing at each level of service development</text:p>
        </text:list-item>
        <text:list-item>
          <text:p text:style-name="P15">Some learning from the pilot in 2018</text:p>
        </text:list-item>
      </text:list>
      <text:p text:style-name="P16"/>
      <text:p text:style-name="P17">By the end of this webinar you should feel more confident about evaluating your services against the levels of this<text:s/>outcome and have some ideas about the kind of evidence you will be gathering.</text:p>
      <text:p text:style-name="P18"/>
      <text:p text:style-name="P19">Outcome 2 focuses on evidence and knowledge mobilisation. I will refer to this as Mobilising Evidence and Knowledge.</text:p>
      <text:p text:style-name="P20"/>
      <text:p text:style-name="P21">I will<text:s/>also talk about<text:s/>patient and<text:s/>public<text:s/>information which<text:s/>I will<text:s/>use as a<text:s/>shorthand<text:s/>for all health literacy activities and the work we do to support information for patients and the public.</text:p>
      <text:p text:style-name="P22"/>
      <text:h text:style-name="P23" text:outline-level="2">Slide 3</text:h>
      <text:p text:style-name="P24">Outcome 2 covers the role that library and knowledge specialists play in facilitating the mobilisation of evidence and internally generated knowledge to underpin decision making, innovation and change in the NHS.</text:p>
      <text:p text:style-name="P25"/>
      <text:p text:style-name="P26">This includes:</text:p>
      <text:p text:style-name="P27"/>
      <text:list text:style-name="LFO2" text:continue-numbering="true">
        <text:list-item>
          <text:p text:style-name="P28">Mobilising evidence and knowledge to inform clinical and management decision-making</text:p>
        </text:list-item>
        <text:list-item>
          <text:p text:style-name="P29">Using current awareness and alerting services to help staff stay<text:s/>up to date</text:p>
        </text:list-item>
        <text:list-item>
          <text:p text:style-name="P30">Mobilising internally generated knowledge to underpin decision making, innovation and change</text:p>
        </text:list-item>
        <text:list-item>
          <text:p text:style-name="P31"><text:span text:style-name="T32">Enabling everyone to find, appraise and use good quality health information<text:s/></text:span><text:span text:style-name="T33">and promoting good health literacy</text:span></text:p>
        </text:list-item>
      </text:list>
      <text:p text:style-name="P34"/>
      <text:p text:style-name="P35">You will<text:s/>notice that the<text:s/>outcome says that this will be facilitated by skilled library and knowledge specialists. This emphasises the importance of library and knowledge services staff acting as an effective interface between knowledge and evidence and the people who need it.</text:p>
      <text:p text:style-name="P36"/>
      <text:p text:style-name="P37">Throughout the<text:s/>outcomes<text:s/>framework, we talk about<text:s/>library and knowledge specialists<text:s/>and we mean the whole Library and Knowledge Services<text:s/>(LKS)<text:s/>team - professionals and para-professionals – who all have a role to play in getting the right knowledge to the right person at the right time.</text:p>
      <text:p text:style-name="P38"/>
      <text:h text:style-name="P39" text:outline-level="2">Slide 4</text:h>
      <text:p text:style-name="P40">Healthcare is a knowledge industry and<text:s/>staff,<text:s/>and patients need the right knowledge and evidence at the right time in order to make effective decisions.</text:p>
      <text:p text:style-name="P41"/>
      <text:p text:style-name="P42">This<text:s/>outcome will help the organisation to assure itself:</text:p>
      <text:p text:style-name="P43"/>
      <text:list text:style-name="LFO2" text:continue-numbering="true">
        <text:list-item>
          <text:p text:style-name="P44">That the workforce<text:s/>can<text:s/>access and use the right knowledge and evidence at the right time to support decision making and best practice</text:p>
        </text:list-item>
        <text:list-item>
          <text:p text:style-name="P45">That effective knowledge management enables staff to learn from experience and accelerate the adoption of proven innovations.</text:p>
        </text:list-item>
        <text:list-item>
          <text:p text:style-name="P46">And that the best available evidence is used to inform organisational and service redesign.</text:p>
        </text:list-item>
        <text:list-item>
          <text:p text:style-name="P47"/>
        </text:list-item>
      </text:list>
      <text:h text:style-name="P48" text:outline-level="2">Slide 5</text:h>
      <text:p text:style-name="P49">For the library and knowledge service itself, this<text:s/>outcome will help to ensure:</text:p>
      <text:p text:style-name="P50"/>
      <text:p text:style-name="P51">That the organisation is making best use of library and knowledge specialists to embed effective approaches to evidence and knowledge across the organisation from ward to<text:s/>board.</text:p>
      <text:p text:style-name="P52"/>
      <text:p text:style-name="P53">It will help you to show that<text:s/>you are<text:s/>having input into a range of decisions including management, clinical and patient decisions.</text:p>
      <text:p text:style-name="P54"/>
      <text:p text:style-name="P55">And it will help you to show that<text:s/>you are<text:s/>involved in mobilizing all forms of evidence and knowledge including research evidence, good practice, patient information, organisational learning and staff ‘know-how’?</text:p>
      <text:p text:style-name="P56"/>
      <text:h text:style-name="P57" text:outline-level="2">Slide 6</text:h>
      <text:p text:style-name="P58">Now<text:s/>we are<text:s/>going to look at the different levels of the<text:s/>outcome.</text:p>
      <text:p text:style-name="P59"/>
      <text:p text:style-name="P60">As with all<text:s/>outcomes in the<text:s/>framework, progression from<text:s/>level 0 to<text:s/>level 4 will take you through an increasingly mature model of service delivery.</text:p>
      <text:p text:style-name="P61"/>
      <text:p text:style-name="P62">In all<text:s/>outcomes,<text:s/>level 0 shows that the service is not<text:s/>developed,<text:s/>or the organisation is unable to evidence the indicators associated with level 1.</text:p>
      <text:p text:style-name="P63"/>
      <text:soft-page-break/>
      <text:p text:style-name="P64">For<text:s/>outcome 2, an organisation operating at<text:s/>level 0 might have access to national core content but no access to skilled library and knowledge specialists who can mobilise that evidence or local knowledge across the workforce. Level 0 is for an organisation at the start of its journey towards effective mobilisation of evidence and knowledge.</text:p>
      <text:p text:style-name="P65"/>
      <text:h text:style-name="P66" text:outline-level="2">Slide 7</text:h>
      <text:p text:style-name="P67">At level 1, library and knowledge specialists are providing a robust evidence search service which is supporting both clinical and management decision<text:s/>making.  Requests might be made by individuals or small groups of co-workers, perhaps on an ad-hoc basis by email or telephone. You might also be providing things like current awareness services to individuals and small groups.</text:p>
      <text:p text:style-name="P68"/>
      <text:p text:style-name="P69">However, at level 1 you recognise the operational and organisational benefits of developing your service model to deliver some of the extended roles that are outlined in Knowledge for Healthcare. So:</text:p>
      <text:p text:style-name="P70"/>
      <text:list text:style-name="LFO3" text:continue-numbering="true">
        <text:list-item>
          <text:p text:style-name="P71">You can show evidence that<text:s/>you are<text:s/>planning to work with one or more team, perhaps in an outreach or embedded way, to develop a bespoke Mobilising Evidence and Knowledge service that delivers on their specific needs.</text:p>
        </text:list-item>
      </text:list>
      <text:p text:style-name="P72"/>
      <text:list text:style-name="LFO3" text:continue-numbering="true">
        <text:list-item>
          <text:p text:style-name="P73">You can show progress towards the implementation of at least one method of capturing and sharing organisational knowledge, perhaps using the Knowledge Mobilisation Framework.</text:p>
        </text:list-item>
      </text:list>
      <text:p text:style-name="P74"/>
      <text:h text:style-name="P75" text:outline-level="2">Slide 8</text:h>
      <text:p text:style-name="P76">The overarching aim of the Quality and Improvement Outcomes Framework is service improvement so all services will be expected to have a service improvement plan following the baseline assessment.</text:p>
      <text:p text:style-name="P77"/>
      <text:p text:style-name="P78">However, if an organization is operating at<text:s/>level 0 and<text:s/>level 1 in one or more of the<text:s/>outcomes, staff should expect a more intensive monitoring of these service plans, and to work closely with HEE’s Library and Knowledge Service Leads who will provide support and guidance for service development.</text:p>
      <text:p text:style-name="P79"/>
      <text:h text:style-name="P80" text:outline-level="2">Slide 9</text:h>
      <text:p text:style-name="P81">To achieve level 2, some of the plans that you were working on in level 1 have come to fruition:</text:p>
      <text:p text:style-name="P82"/>
      <text:p text:style-name="P83">You are<text:s/>delivering tailored services to one or more team. <text:s/>Maybe<text:s/>you are<text:s/>embedded within a clinical team? <text:s/>Perhaps the production of all Trust patient information resources has to include an assessment of the evidence by members of your team? Are you supporting all<text:s/>quality<text:s/>improvement projects within the Trust?</text:p>
      <text:p text:style-name="P84"/>
      <text:p text:style-name="P85">You are<text:s/>also supporting the management of organisational knowledge and staff know how. Do you run a regular<text:s/>randomised<text:s/>coffee<text:s/>trial to connect people across the organisation? Do you help colleagues with<text:s/>knowledge<text:s/>harvesting? Are you capturing local policies and publications in a repository?</text:p>
      <text:p text:style-name="P86"/>
      <text:p text:style-name="P87"/>
      <text:h text:style-name="P88" text:outline-level="2">Slide 10</text:h>
      <text:p text:style-name="P89">At level 3, you’ve moving from delivering mobilizing evidence and knowledge activities in a subset of operational workstreams to working with your senior stakeholders, making sure that service development and organisational decisions are underpinned by evidence and knowledge.</text:p>
      <text:p text:style-name="P90"/>
      <text:p text:style-name="P91">Senior stakeholders work with you to identify and plan for mobilizing evidence and knowledge developments to support organisational decision-making.</text:p>
      <text:p text:style-name="P92"/>
      <text:p text:style-name="P93">For example, perhaps the patient safety lead has seen your<text:s/>health<text:s/>literacy training and, as a result, has given you a slot on corporate induction so that all new staff get a taster.</text:p>
      <text:p text:style-name="P94"/>
      <text:p text:style-name="P95">You will<text:s/>also have evidence that some<text:s/>board and organisational decisions are informed by library and knowledge specialists.</text:p>
      <text:p text:style-name="P96"/>
      <text:p text:style-name="P97">And<text:s/>you will<text:s/>have adopted innovative mechanisms for capturing and sharing internally generated and tacit knowledge.</text:p>
      <text:p text:style-name="P98"/>
      <text:h text:style-name="P99" text:outline-level="2">Slide 11</text:h>
      <text:p text:style-name="P100">By the time you get to level 4, the<text:s/>board and senior stakeholders recognise role of library and knowledge specialists in mobilizing evidence and knowledge across the organization.<text:s/>You are<text:s/>seen as business-critical and your service is highly developed.</text:p>
      <text:p text:style-name="P101"/>
      <text:p text:style-name="P102">There<text:s/>is<text:s/>evidence that all<text:s/>board decision-making is supported by an evidence search. This might be written into a strategy or policy and then evidenced through examples of activity.</text:p>
      <text:p text:style-name="P103"/>
      <text:p text:style-name="P104">Decision<text:s/>making across the breadth of the organisational is informed by evidence and knowledge and you can show the impact of your contribution to the organization.</text:p>
      <text:p text:style-name="P105"/>
      <text:p text:style-name="P106">You and your team are<text:s/>developing<text:s/>innovative ways of mobilizing evidence and organisational knowledge based on needs that<text:s/>you have<text:s/>identified with senior stakeholders.</text:p>
      <text:p text:style-name="P107"/>
      <text:h text:style-name="P108" text:outline-level="2">Slide 12</text:h>
      <text:p text:style-name="P109">Now for some questions which might help your thinking about this<text:s/>outcome:</text:p>
      <text:p text:style-name="P110"/>
      <text:list text:style-name="LFO4" text:continue-numbering="true">
        <text:list-item>
          <text:p text:style-name="P111">How embedded are library and knowledge specialists across the organisations you serve?</text:p>
        </text:list-item>
        <text:list-item>
          <text:p text:style-name="P112">Are you delivering services which mobilise research evidence, internally generated knowledge and patient information?</text:p>
        </text:list-item>
        <text:list-item>
          <text:p text:style-name="P113">Can you map your reach across individuals, teams and the whole organisation?</text:p>
        </text:list-item>
        <text:list-item>
          <text:p text:style-name="P114">Are there parts of the organisation that you<text:s/>have not<text:s/>reached and what can you do to extend services to them?</text:p>
        </text:list-item>
      </text:list>
      <text:p text:style-name="P115"/>
      <text:soft-page-break/>
      <text:list text:style-name="LFO4" text:continue-numbering="true">
        <text:list-item>
          <text:p text:style-name="P116">Can you show that a range of decisions (organisational, management, clinical, patient) are made based on library and knowledge specialist input?</text:p>
        </text:list-item>
        <text:list-item>
          <text:p text:style-name="P117">Where are the gaps?</text:p>
        </text:list-item>
        <text:list-item>
          <text:p text:style-name="P118"><text:span text:style-name="T119">What can you do to extend the range?</text:span></text:p>
        </text:list-item>
        <text:list-item>
          <text:p text:style-name="P120"><text:span text:style-name="T121">Does the<text:s/></text:span><text:span text:style-name="T122">b</text:span><text:span text:style-name="T123">oard consider the expertise of library and knowledge specialists to be business-critical</text:span><text:span text:style-name="T124">?</text:span></text:p>
        </text:list-item>
        <text:list-item>
          <text:p text:style-name="P125">Is the importance of knowledge and evidence recognised at<text:s/>board level?</text:p>
        </text:list-item>
        <text:list-item>
          <text:p text:style-name="P126">How are you supporting<text:s/>board members to use evidence and knowledge when they make decisions about services and the strategic direction of the organisation?</text:p>
        </text:list-item>
        <text:list-item>
          <text:p text:style-name="P127">Can you collect endorsements and show evidence of your impact on the work of senior stakeholders?</text:p>
        </text:list-item>
        <text:list-item>
          <text:p text:style-name="P128">Does the organization have a knowledge management<text:s/>strategy,<text:s/>and did you contribute to it or lead on it?</text:p>
        </text:list-item>
        <text:list-item>
          <text:p text:style-name="P129">How do library and knowledge staff identify what needs to be done to improve the way the organisation’s staff makes best use of internally generated knowledge?<text:s/></text:p>
        </text:list-item>
        <text:list-item>
          <text:p text:style-name="P130">What engagement activities do you have in place to make sure that<text:s/>you are<text:s/>delivering innovative services to meet your organization’s needs?</text:p>
        </text:list-item>
        <text:list-item>
          <text:p text:style-name="P131">How do library and knowledge staff know that their expertise has made a difference?<text:s/></text:p>
        </text:list-item>
      </text:list>
      <text:p text:style-name="P132"/>
      <text:h text:style-name="P133" text:outline-level="2">Slide 13</text:h>
      <text:p text:style-name="P134">As you probably know, in 2018 we piloted this new quality improvement model and<text:s/>that is<text:s/>given us some learning which<text:s/>we would<text:s/>like to pass on.</text:p>
      <text:p text:style-name="P135"/>
      <text:p text:style-name="P136"><text:span text:style-name="T137">Following the pilot this outcome has been reworded to make it more clear that it encompasses mobilizing evidence, knowledge and patient information.<text:s/></text:span><text:span text:style-name="T138">I</text:span><text:span text:style-name="T139">t is</text:span><text:span text:style-name="T140"><text:s/>also now easier to see<text:s/></text:span><text:span text:style-name="T141">what is</text:span><text:span text:style-name="T142"><text:s/>expected at each level.</text:span></text:p>
      <text:p text:style-name="P143"/>
      <text:p text:style-name="P144">In the pilot phase, the maturity model ranged from 0 to 5 so the scoring was different. </text:p>
      <text:p text:style-name="P145"/>
      <text:p text:style-name="P146">Bearing in mind these differences, several pilot services scored level 3 for this outcome (out of 5). Relevant good practice included:</text:p>
      <text:p text:style-name="P147"/>
      <text:list text:style-name="LFO2" text:continue-numbering="true">
        <text:list-item>
          <text:p text:style-name="P148"><text:span text:style-name="T149">Showing<text:s/></text:span><text:span text:style-name="T150">a range of ways<text:s/></text:span><text:span text:style-name="T151">in which,</text:span><text:span text:style-name="T152"><text:s/>the library and knowledge specialists are providing access to and encouraging the use of evidence through traditional services, synthesis and summaries, website<text:s/></text:span><text:span text:style-name="T153">etc.</text:span></text:p>
        </text:list-item>
        <text:list-item>
          <text:p text:style-name="P154">Evidence of close working with other units in the organisation e.g. policy group, quality improvement, innovation, R&amp;D etc</text:p>
        </text:list-item>
        <text:list-item>
          <text:p text:style-name="P155">Showing evidence for the impact of embedded services</text:p>
        </text:list-item>
        <text:list-item>
          <text:p text:style-name="P156">Developing a network of champions and collecting endorsements from key stakeholders</text:p>
        </text:list-item>
        <text:list-item>
          <text:p text:style-name="P157">Using knowledge management tools and techniques including knowledge harvesting</text:p>
        </text:list-item>
      </text:list>
      <text:p text:style-name="P158"/>
      <text:h text:style-name="P159" text:outline-level="2">Slide 14</text:h>
      <text:p text:style-name="P160">Areas for development during the pilot included:</text:p>
      <text:p text:style-name="P161"/>
      <text:soft-page-break/>
      <text:list text:style-name="LFO2" text:continue-numbering="true">
        <text:list-item>
          <text:p text:style-name="P162">Showing that mobilizing evidence and knowledge services are planned and developed based on feedback and evaluations</text:p>
        </text:list-item>
        <text:list-item>
          <text:p text:style-name="P163">Making sure that evidence covers all aspects of mobilizing evidence and knowledge, including research evidence, best practice, current awareness, knowledge management and public and patient information activities</text:p>
        </text:list-item>
        <text:list-item>
          <text:p text:style-name="P164">Linking mobilizing evidence and knowledge activities with impact – showing the end result of your services, not just feedback</text:p>
        </text:list-item>
      </text:list>
      <text:p text:style-name="P165"/>
      <text:h text:style-name="P166" text:outline-level="2">Slide 15</text:h>
      <text:p text:style-name="P167">By now, you’ll be thinking of all the things you’re already doing that speak to<text:s/>outcome 2 and the ways in which you can evidence good practice in mobilising evidence and knowledge as well as public and patient information.</text:p>
      <text:p text:style-name="P168"/>
      <text:p text:style-name="P169">But what if you want to take this to the next level? Well, there is a lot of useful information on the Knowledge for Healthcare blog which will help you with mobilising evidence and knowledge and advocating for embedding your services across your organisation.</text:p>
      <text:p text:style-name="P170"/>
      <text:p text:style-name="P171">Do also tune in to the two workstream presentation linked here which will give you an overview of the national priorities for things like knowledge mobilisation and public and patient information.</text:p>
      <text:p text:style-name="P172"/>
      <text:p text:style-name="P173"><text:span text:style-name="T174">Thanks for liste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Sans-Serif" svg:font-family="Arial,Sans-Serif" style:font-family-generic="system" svg:panose-1="0 0 0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Arial" style:font-name-complex="Arial"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complex="Arial"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Arial,Sans-Serif"/>
      </text:list-level-style-bullet>
    </text:list-style>
    <text:list-style style:name="LFO2">
      <text:list-level-style-bullet text:level="1" text:bullet-char="•">
        <style:list-level-properties text:min-label-width="0in" text:list-level-position-and-space-mode="label-alignment">
          <style:list-level-label-alignment text:label-followed-by="listtab"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y Reid</meta:initial-creator>
    <dc:creator>Kelly Doolan</dc:creator>
    <meta:creation-date>2020-12-03T15:01:00Z</meta:creation-date>
    <dc:date>2020-12-03T15:01:00Z</dc:date>
    <meta:template xlink:href="Normal.dotm" xlink:type="simple"/>
    <meta:editing-cycles>2</meta:editing-cycles>
    <meta:editing-duration>PT480S</meta:editing-duration>
    <meta:user-defined meta:name="ContentTypeId">0x01010004284662425BB74D9B74AC55D8A84506</meta:user-defined>
    <meta:user-defined meta:name="IsMyDocuments" meta:value-type="boolean">true</meta:user-defined>
    <meta:user-defined meta:name="Order" meta:value-type="float">1103800</meta:user-defined>
    <meta:user-defined meta:name="_SourceUrl"/>
    <meta:user-defined meta:name="_SharedFileIndex"/>
    <meta:user-defined meta:name="ComplianceAssetId"/>
    <meta:document-statistic meta:page-count="6" meta:paragraph-count="24" meta:word-count="1828" meta:character-count="12229" meta:row-count="86" meta:non-whitespace-character-count="10425"/>
  </office:meta>
</office:document-meta>
</file>